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fo:min-height="13.86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fo:min-height="2.927cm"/>
    </style:style>
    <style:style style:name="pr8" style:family="presentation" style:parent-style-name="TWU_20_Slide-outline1">
      <style:graphic-properties fo:min-height="14.016cm"/>
    </style:style>
    <style:style style:name="pr9" style:family="presentation" style:parent-style-name="TWU_20_Slide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review</presentation:footer-decl>
      <presentation:footer-decl presentation:name="ftr2">CMPTxxxx</presentation:footer-decl>
      <presentation:date-time-decl presentation:name="dtd1" presentation:source="fixed">7 Oct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Review Lectures 1-11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7 Oct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oblem Solving in Software</text:p>
          </draw:text-box>
        </draw:frame>
        <draw:frame presentation:style-name="pr5" draw:layer="layout" svg:width="25.199cm" svg:height="13.86cm" svg:x="1.4cm" svg:y="4.507cm" presentation:class="outline" presentation:user-transformed="true">
          <draw:text-box>
            <text:list text:style-name="L2">
              <text:list-item>
                <text:p><text:span text:style-name="T1">Software</text:span> development as <text:span text:style-name="T1">servant</text:span> leadership</text:p>
              </text:list-item>
              <text:list-item>
                <text:p>Computer scientists as <text:span text:style-name="T1">toolsmiths</text:span></text:p>
              </text:list-item>
              <text:list-item>
                <text:p><text:span text:style-name="T1">Relationships</text:span>: <text:span text:style-name="T2">Programmer</text:span> ↔ <text:span text:style-name="T2">User</text:span></text:p>
                <text:list>
                  <text:list-item>
                    <text:p><text:span text:style-name="T2">Client</text:span> ↔ <text:span text:style-name="T2">Designer</text:span> ↔ <text:span text:style-name="T2">Coder</text:span> ↔ <text:span text:style-name="T2">Computer</text:span></text:p>
                  </text:list-item>
                </text:list>
              </text:list-item>
              <text:list-item>
                <text:p>Team <text:span text:style-name="T1">roles</text:span>: <text:span text:style-name="T2">producer</text:span> vs. <text:span text:style-name="T2">director</text:span>,<text:line-break/><text:span text:style-name="T2">architect</text:span> vs. <text:span text:style-name="T2">engineer</text:span></text:p>
              </text:list-item>
              <text:list-item>
                <text:p><text:span text:style-name="T1">Top-down</text:span> problem solving: <text:span text:style-name="T2">WADES</text:span></text:p>
              </text:list-item>
              <text:list-item>
                <text:p><text:span text:style-name="T1">Hardware</text:span>: <text:span text:style-name="T2">input</text:span>, <text:span text:style-name="T2">storage</text:span>, <text:span text:style-name="T2">proc</text:span>, <text:span text:style-name="T2">control</text:span>, <text:span text:style-name="T2">output</text:span></text:p>
              </text:list-item>
              <text:list-item>
                <text:p>Control/<text:span text:style-name="T1">flow</text:span>: <text:span text:style-name="T2">seq</text:span>., <text:span text:style-name="T2">select</text:span>, <text:span text:style-name="T2">repet</text:span>., <text:span text:style-name="T2">comp</text:span>., <text:span text:style-name="T2">parallel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Python Basics (ch1-3)</text:p>
          </draw:text-box>
        </draw:frame>
        <draw:frame presentation:style-name="pr8" draw:layer="layout" svg:width="25.199cm" svg:height="14.639cm" svg:x="1.4cm" svg:y="4.507cm" presentation:class="outline" presentation:user-transformed="true">
          <draw:text-box>
            <text:list text:style-name="L2">
              <text:list-item>
                <text:p><text:span text:style-name="T1">Types</text:span>: <text:span text:style-name="T2">int</text:span>, <text:span text:style-name="T2">float</text:span>, <text:span text:style-name="T2">str</text:span>, <text:span text:style-name="T2">bool</text:span>, <text:span text:style-name="T2">tuple</text:span>, <text:span text:style-name="T2">list</text:span></text:p>
                <text:list>
                  <text:list-item>
                    <text:p>ADT vs. real-world implementation</text:p>
                  </text:list-item>
                </text:list>
              </text:list-item>
              <text:list-item>
                <text:p><text:span text:style-name="T1">Identifiers</text:span>, variables, literals, constants, <text:span text:style-name="T1">operators</text:span>, operands, expressions, evaluation</text:p>
              </text:list-item>
              <text:list-item>
                <text:p><text:span text:style-name="T1">Ops</text:span>: <text:span text:style-name="T2">+ - * / % // ** &lt; &gt; == != </text:span></text:p>
                <text:list>
                  <text:list-item>
                    <text:p><text:span text:style-name="T1">Boolean</text:span> ops: <text:span text:style-name="T2">and</text:span>, <text:span text:style-name="T2">or</text:span>, <text:span text:style-name="T2">not</text:span>, shortcut</text:p>
                  </text:list-item>
                  <text:list-item>
                    <text:p>Operator <text:span text:style-name="T1">precedence</text:span></text:p>
                  </text:list-item>
                  <text:list-item>
                    <text:p><text:span text:style-name="T1">Assignment</text:span> ops: <text:span text:style-name="T2">+=</text:span>, <text:span text:style-name="T2">*=</text:span>, etc.</text:p>
                  </text:list-item>
                </text:list>
              </text:list-item>
              <text:list-item>
                <text:p><text:span text:style-name="T1">Static</text:span> vs. <text:span text:style-name="T1">dynamic</text:span> typing, declaring/initializing</text:p>
              </text:list-item>
              <text:list-item>
                <text:p>Importing <text:span text:style-name="T1">libraries</text:span>: <text:span text:style-name="T2">math</text:span>, <text:span text:style-name="T2">string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trings (ch4)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1">Strings</text:span>:<text:span text:style-name="T2"> 'hi'</text:span>, <text:span text:style-name="T2">“hi”</text:span>, <text:span text:style-name="T2">”””hi”””</text:span></text:p>
              </text:list-item>
              <text:list-item>
                <text:p><text:span text:style-name="T1">Output</text:span>: <text:span text:style-name="T2">print()</text:span>, comma, newline, <text:span text:style-name="T2">sys.stdout.write()</text:span></text:p>
              </text:list-item>
              <text:list-item>
                <text:p>Getting <text:span text:style-name="T1">input</text:span> from user:<text:span text:style-name="T2"> input()</text:span> vs. <text:span text:style-name="T2">raw_input()</text:span></text:p>
              </text:list-item>
              <text:list-item>
                <text:p>String <text:span text:style-name="T1">operations</text:span>: <text:span text:style-name="T2">+</text:span>,<text:span text:style-name="T2"> *</text:span>, <text:span text:style-name="T2">len()</text:span></text:p>
                <text:list>
                  <text:list-item>
                    <text:p>String <text:span text:style-name="T1">library</text:span>: <text:span text:style-name="T2">string.upper()</text:span></text:p>
                  </text:list-item>
                </text:list>
              </text:list-item>
              <text:list-item>
                <text:p><text:span text:style-name="T1">Formatting</text:span> strings: <text:span text:style-name="T2">%d</text:span>,<text:span text:style-name="T2"> %f</text:span>, <text:span text:style-name="T2">%s</text:span></text:p>
              </text:list-item>
              <text:list-item>
                <text:p><text:span text:style-name="T1">ASCII</text:span>: <text:span text:style-name="T2">chr()</text:span>, <text:span text:style-name="T2">ord(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Programs Are More Than Code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1">Design</text:span> Before You Code</text:p>
              </text:list-item>
              <text:list-item>
                <text:p><text:span text:style-name="T1">Documentation</text:span>:</text:p>
                <text:list>
                  <text:list-item>
                    <text:p><text:span text:style-name="T1">External</text:span>: design, pseudocode, user manual</text:p>
                  </text:list-item>
                  <text:list-item>
                    <text:p><text:span text:style-name="T1">Internal</text:span>: comments, docstring, identifiers, online help, prompts to user</text:p>
                  </text:list-item>
                </text:list>
              </text:list-item>
              <text:list-item>
                <text:p><text:span text:style-name="T1">Top-down</text:span> design: <text:span text:style-name="T1">stub</text:span> program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If (§7.1-7.3) and Loops (ch8)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Selection</text:span>: <text:span text:style-name="T2">if</text:span>, <text:span text:style-name="T2">elif</text:span>, <text:span text:style-name="T2">else</text:span></text:p>
              </text:list-item>
              <text:list-item>
                <text:p><text:span text:style-name="T1">Repetition</text:span>:</text:p>
                <text:list>
                  <text:list-item>
                    <text:p><text:span text:style-name="T2">while</text:span>: <text:span text:style-name="T2">continue</text:span>, <text:span text:style-name="T2">break</text:span>, <text:span text:style-name="T2">else</text:span></text:p>
                  </text:list-item>
                  <text:list-item>
                    <text:p><text:span text:style-name="T1">Sentinel</text:span> loops and sentinel variables</text:p>
                  </text:list-item>
                  <text:list-item>
                    <text:p>Common <text:span text:style-name="T1">errors</text:span> with loops</text:p>
                  </text:list-item>
                  <text:list-item>
                    <text:p><text:span text:style-name="T2">for</text:span>: <text:span text:style-name="T1">iterating</text:span> over a list</text:p>
                  </text:list-item>
                  <text:list-item>
                    <text:p><text:span text:style-name="T2">range(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Functions (ch6)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1">Defining</text:span> functions, <text:span text:style-name="T1">invoking</text:span> functions</text:p>
              </text:list-item>
              <text:list-item>
                <text:p><text:span text:style-name="T1">Return</text:span> value</text:p>
              </text:list-item>
              <text:list-item>
                <text:p><text:span text:style-name="T1">Local</text:span> vs. <text:span text:style-name="T1">global</text:span> vars (why avoid globals?)</text:p>
              </text:list-item>
              <text:list-item>
                <text:p><text:span text:style-name="T1">Formal</text:span> vs. <text:span text:style-name="T1">actual</text:span> parameters</text:p>
              </text:list-item>
              <text:list-item>
                <text:p>Call-by-<text:span text:style-name="T1">value</text:span> vs. call-by-<text:span text:style-name="T1">reference</text:span></text:p>
              </text:list-item>
              <text:list-item>
                <text:p><text:span text:style-name="T1">Docstring</text:span>, <text:span text:style-name="T1">pre</text:span>/<text:span text:style-name="T1">post</text:span>-<text:span text:style-name="T1">conditions</text:span></text:p>
                <text:list>
                  <text:list-item>
                    <text:p>Input <text:span text:style-name="T1">validation</text:span>: type checking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Lists (§11.2)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C <text:span text:style-name="T1">arrays</text:span>: limitations?</text:p>
              </text:list-item>
              <text:list-item>
                <text:p>Python <text:span text:style-name="T1">lists</text:span>:</text:p>
                <text:list>
                  <text:list-item>
                    <text:p><text:span text:style-name="T1">Insert</text:span>/<text:span text:style-name="T1">delete</text:span></text:p>
                  </text:list-item>
                  <text:list-item>
                    <text:p>Elements may have different <text:span text:style-name="T1">types</text:span></text:p>
                  </text:list-item>
                  <text:list-item>
                    <text:p><text:span text:style-name="T1">Dynamically</text:span> typed</text:p>
                  </text:list-item>
                  <text:list-item>
                    <text:p><text:span text:style-name="T2">+</text:span>, <text:span text:style-name="T2">*</text:span>, <text:span text:style-name="T2">in</text:span>, <text:span text:style-name="T2">del</text:span>, <text:span text:style-name="T2">[]</text:span>,<text:span text:style-name="T2"> [:]</text:span></text:p>
                  </text:list-item>
                  <text:list-item>
                    <text:p><text:span text:style-name="T1">Aliasing</text:span></text:p>
                  </text:list-item>
                  <text:list-item>
                    <text:p><text:span text:style-name="T1">Multidimensional</text:span> lists, nested <text:span text:style-name="T2">for</text:span> loop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 draw:page-number="2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10-07T11:05:26</meta:creation-date>
    <dc:language>en-US</dc:language>
    <meta:editing-cycles>5</meta:editing-cycles>
    <meta:editing-duration>PT02H56M12S</meta:editing-duration>
    <meta:initial-creator>sean ho</meta:initial-creator>
    <dc:date>2009-10-07T14:01:37</dc:date>
    <dc:creator>sean ho</dc:creator>
    <meta:document-statistic meta:object-count="192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home/seanho/.ooo3/user/template/TWU%20Lecture.otp"/>
  </office:meta>
</office:document-meta>
</file>